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75cm" fo:min-width="1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35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4" style:family="graphic" style:parent-style-name="standard">
      <style:graphic-properties svg:stroke-width="0.05cm" svg:stroke-color="#c0c0c0" draw:marker-start-width="0.355cm" draw:marker-end-width="0.355cm" draw:fill="none" draw:textarea-horizontal-align="justify" draw:textarea-vertical-align="middle" draw:auto-grow-height="false" fo:min-height="0.7cm" fo:min-width="4.85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7" style:family="graphic" style:parent-style-name="standard">
      <style:graphic-properties svg:stroke-color="#000000" draw:fill="none" draw:textarea-vertical-align="middle" draw:auto-grow-height="false" fo:min-height="21.208cm" fo:min-width="0cm"/>
    </style:style>
    <style:style style:name="gr18" style:family="graphic" style:parent-style-name="standard">
      <style:graphic-properties svg:stroke-width="0.05cm" svg:stroke-color="#c0c0c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c0c0c0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cm" svg:stroke-color="#c0c0c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2.45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2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3.8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4.5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3.1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55cm" fo:min-width="5.7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05cm" svg:stroke-color="#00000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c0c0c0"/>
    </style:style>
    <style:style style:name="P7" style:family="paragraph">
      <loext:graphic-properties draw:fill="none"/>
      <style:paragraph-properties fo:text-align="center"/>
      <style:text-properties fo:color="#c0c0c0" fo:font-size="14pt" style:font-size-asian="14pt" style:font-size-complex="14pt"/>
    </style:style>
    <style:style style:name="P8" style:family="paragraph">
      <style:paragraph-properties fo:text-align="start"/>
      <style:text-properties fo:color="#c0c0c0"/>
    </style:style>
    <style:style style:name="P9" style:family="paragraph">
      <loext:graphic-properties draw:fill="none"/>
      <style:paragraph-properties fo:text-align="start"/>
      <style:text-properties fo:color="#c0c0c0"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color="#c0c0c0"/>
    </style:style>
    <style:style style:name="P11" style:family="paragraph">
      <loext:graphic-properties draw:fill="none"/>
      <style:paragraph-properties fo:text-align="center"/>
      <style:text-properties fo:color="#c0c0c0" fo:font-size="10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loext:graphic-properties draw:fill="none"/>
      <style:paragraph-properties fo:text-align="center"/>
      <style:text-properties fo:color="#000000" style:font-name="Liberation Mono1" fo:font-size="16pt" fo:font-weight="bold" style:font-size-asian="16pt" style:font-weight-asian="bold" style:font-size-complex="16pt" style:font-weight-complex="60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Liberation Mono1" fo:font-size="16pt" fo:font-weight="bold" style:font-size-asian="16pt" style:font-weight-asian="bold" style:font-size-complex="1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10.5cm" svg:x2="9.4cm" svg:y2="9.4cm" draw:start-shape="id1" draw:start-glue-point="0" draw:end-shape="id2" draw:end-glue-point="2" svg:d="M9400 10500v-1100" svg:viewBox="0 0 1 1101">
          <text:p/>
        </draw:connector>
        <draw:custom-shape draw:style-name="gr2" draw:text-style-name="P3" xml:id="id1" draw:id="id1" draw:layer="layout" svg:width="7cm" svg:height="2cm" svg:x="5.9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7.7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5.9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13.7cm" svg:x2="9.4cm" svg:y2="12.5cm" draw:start-shape="id3" draw:start-glue-point="0" draw:end-shape="id1" draw:end-glue-point="2" svg:d="M9400 13700v-1200" svg:viewBox="0 0 1 1201">
          <text:p/>
        </draw:connector>
        <draw:custom-shape draw:style-name="gr5" draw:text-style-name="P1" draw:layer="layout" svg:width="15.4cm" svg:height="3.8cm" svg:x="5.5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566cm" svg:height="0.89cm" svg:x="16.3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9.4cm" svg:y1="17.7cm" svg:x2="9.4cm" svg:y2="15.7cm" draw:start-shape="id4" draw:start-glue-point="0" draw:end-shape="id3" draw:end-glue-point="2" svg:d="M9400 17700v-2000" svg:viewBox="0 0 1 2001">
          <text:p/>
        </draw:connector>
        <draw:custom-shape draw:style-name="gr2" draw:text-style-name="P3" xml:id="id4" draw:id="id4" draw:layer="layout" svg:width="7cm" svg:height="2cm" svg:x="5.9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5.5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5.6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5.9cm" svg:y="21.9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21.9cm" svg:x2="9.4cm" svg:y2="19.7cm" draw:start-shape="id5" draw:start-glue-point="0" draw:end-shape="id4" svg:d="M9400 21900v-2200" svg:viewBox="0 0 1 2201">
          <text:p/>
        </draw:connector>
        <draw:custom-shape draw:style-name="gr9" draw:text-style-name="P1" draw:layer="layout" svg:width="15.4cm" svg:height="4cm" svg:x="5.5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5.243cm" svg:height="0.9cm" svg:x="15.657cm" svg:y="20.6cm">
          <draw:text-box>
            <text:p><text:span text:style-name="T2">THE_POPULATION</text:span></text:p>
          </draw:text-box>
        </draw:frame>
        <draw:frame draw:style-name="gr11" draw:text-style-name="P5" draw:layer="layout" svg:width="20.635cm" svg:height="0.962cm" svg:x="0.378cm" svg:y="0.4cm">
          <draw:text-box>
            <text:p><text:span text:style-name="T3">Class hierarchy: The </text:span><text:span text:style-name="T4">individual agent </text:span><text:span text:style-name="T3">and the </text:span><text:span text:style-name="T4">population</text:span><text:span text:style-name="T3"> of agents</text:span></text:p>
          </draw:text-box>
        </draw:frame>
        <draw:custom-shape draw:style-name="gr2" draw:text-style-name="P3" xml:id="id7" draw:id="id7" draw:layer="layout" svg:width="7cm" svg:height="2cm" svg:x="5.9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4cm" svg:height="4.838cm" svg:x="5.5cm" svg:y="1.86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889cm" svg:height="0.89cm" svg:x="16.981cm" svg:y="1.906cm">
          <draw:text-box>
            <text:p><text:span text:style-name="T2">THE_GENOME</text:span></text:p>
          </draw:text-box>
        </draw:frame>
        <draw:custom-shape draw:style-name="gr14" draw:text-style-name="P7" xml:id="id6" draw:id="id6" draw:layer="layout" svg:width="5.4cm" svg:height="1cm" svg:x="14.7cm" svg:y="3.4cm">
          <text:p text:style-name="P6"><text:span text:style-name="T5">CHROMOSOME(s)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4.7cm" svg:y1="3.9cm" svg:x2="12.9cm" svg:y2="3.362cm" draw:start-shape="id6" draw:start-glue-point="3" draw:end-shape="id7" svg:d="M14700 3900h-887v-538h-913" svg:viewBox="0 0 1801 539">
          <text:p/>
        </draw:connector>
        <draw:frame draw:style-name="gr16" draw:text-style-name="P5" draw:layer="layout" svg:width="5.514cm" svg:height="0.962cm" draw:transform="rotate (1.5707963267949) translate (22.6cm 15.9cm)">
          <draw:text-box>
            <text:p><text:span text:style-name="T3">Fortran modules</text:span></text:p>
          </draw:text-box>
        </draw:frame>
        <draw:custom-shape draw:style-name="gr17" draw:text-style-name="P1" draw:layer="layout" svg:width="0.9cm" svg:height="22.638cm" svg:x="21.5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9" xml:id="id8" draw:id="id8" draw:layer="layout" svg:width="6.2cm" svg:height="1cm" svg:x="14.3cm" svg:y="5.4cm">
          <text:p text:style-name="P8"><text:span text:style-name="T5">allele(s)</text:span>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svg:x1="17.4cm" svg:y1="5.4cm" svg:x2="17.4cm" svg:y2="4.4cm" draw:start-shape="id8" draw:start-glue-point="0" draw:end-shape="id6" draw:end-glue-point="2" svg:d="M17400 5400v-1000" svg:viewBox="0 0 1 1001">
          <text:p/>
        </draw:connector>
        <draw:custom-shape draw:style-name="gr20" draw:text-style-name="P11" draw:layer="layout" svg:width="3.6cm" svg:height="0.5cm" svg:x="16.7cm" svg:y="5.7cm">
          <text:p text:style-name="P6"><text:span text:style-name="T6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5.9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7cm">
          <draw:text-box>
            <text:p><text:span text:style-name="T2">THE_HORMONES</text:span></text:p>
          </draw:text-box>
        </draw:frame>
        <draw:connector draw:style-name="gr1" draw:text-style-name="P1" draw:layer="layout" svg:x1="9.4cm" svg:y1="7.4cm" svg:x2="9.4cm" svg:y2="4.362cm" draw:start-shape="id2" draw:start-glue-point="0" draw:end-shape="id7" svg:d="M9400 7400v-3038" svg:viewBox="0 0 1 3039">
          <text:p/>
        </draw:connector>
        <draw:custom-shape draw:style-name="gr21" draw:text-style-name="P1" draw:layer="layout" svg:width="3.9cm" svg:height="22.7cm" svg:x="0.9cm" svg:y="1.9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5.582cm" svg:height="0.89cm" draw:transform="rotate (1.5707963267949) translate (0.91cm 7.4cm)">
          <draw:text-box>
            <text:p><text:span text:style-name="T2">THE_ENVIRONMENT</text:span></text:p>
          </draw:text-box>
        </draw:frame>
        <draw:custom-shape draw:style-name="gr23" draw:text-style-name="P3" xml:id="id9" draw:id="id9" draw:layer="layout" svg:width="5.5cm" svg:height="2cm" draw:transform="rotate (1.5707963267949) translate (2.3cm 8cm)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cm" svg:y1="3.362cm" svg:x2="4.3cm" svg:y2="5.25cm" draw:start-shape="id7" draw:end-shape="id9" svg:d="M5900 3362h-800v1888h-800" svg:viewBox="0 0 1601 1889">
          <text:p/>
        </draw:connector>
        <draw:custom-shape draw:style-name="gr24" draw:text-style-name="P3" xml:id="id10" draw:id="id10" draw:layer="layout" svg:width="4.9cm" svg:height="2cm" draw:transform="rotate (1.5707963267949) translate (2.3cm 13.9cm)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3cm" svg:y1="8cm" svg:x2="3.3cm" svg:y2="9cm" draw:start-shape="id9" draw:start-glue-point="3" draw:end-shape="id10" draw:end-glue-point="1" svg:d="M3300 8000v1000" svg:viewBox="0 0 1 1001">
          <text:p/>
        </draw:connector>
        <draw:custom-shape draw:style-name="gr25" draw:text-style-name="P12" xml:id="id11" draw:id="id11" draw:layer="layout" svg:width="3.5cm" svg:height="1.1cm" draw:transform="rotate (1.5707963267949) translate (1.6cm 17.9cm)">
          <text:p text:style-name="P2"><text:span text:style-name="T7">FOOD_ITEM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2" draw:id="id12" draw:layer="layout" svg:width="4.4cm" svg:height="1.1cm" draw:transform="rotate (1.5707963267949) translate (3.2cm 19.7cm)">
          <text:p text:style-name="P2"><text:span text:style-name="T7">ENVIRONMENT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line-skew="0.25cm" svg:x1="1.6cm" svg:y1="16.15cm" svg:x2="2.3cm" svg:y2="11.45cm" draw:start-shape="id11" draw:end-shape="id10" draw:end-glue-point="0" svg:d="M1600 16150h-300v-4700h1000" svg:viewBox="0 0 1001 4701">
          <text:p/>
        </draw:connector>
        <draw:connector draw:style-name="gr15" draw:text-style-name="P1" draw:layer="layout" svg:x1="3.3cm" svg:y1="13.9cm" svg:x2="3.75cm" svg:y2="15.3cm" draw:start-shape="id10" draw:start-glue-point="3" draw:end-shape="id12" draw:end-glue-point="1" svg:d="M3300 13900v700h450v700" svg:viewBox="0 0 451 1401">
          <text:p/>
        </draw:connector>
        <draw:custom-shape draw:style-name="gr28" draw:text-style-name="P12" xml:id="id13" draw:id="id13" draw:layer="layout" svg:width="5.1cm" svg:height="1.1cm" draw:transform="rotate (1.5707963267949) translate (1.6cm 24.2cm)">
          <text:p text:style-name="P2"><text:span text:style-name="T7">FOOD_RESOURCE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4" draw:id="id14" draw:layer="layout" svg:width="3.7cm" svg:height="1.1cm" draw:transform="rotate (1.5707963267949) translate (3.2cm 24.2cm)">
          <text:p text:style-name="P2"><text:span text:style-name="T7">HABITA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2.15cm" svg:y1="17.9cm" svg:x2="2.15cm" svg:y2="19.1cm" draw:start-shape="id11" draw:start-glue-point="3" draw:end-shape="id13" draw:end-glue-point="1" svg:d="M2150 17900v1200" svg:viewBox="0 0 1 1201">
          <text:p/>
        </draw:connector>
        <draw:connector draw:style-name="gr27" draw:text-style-name="P1" draw:layer="layout" svg:x1="3.75cm" svg:y1="20.5cm" svg:x2="3.75cm" svg:y2="19.7cm" draw:start-shape="id14" draw:start-glue-point="1" draw:end-shape="id12" svg:d="M3750 20500v-800" svg:viewBox="0 0 1 801">
          <text:p/>
        </draw:connector>
        <draw:custom-shape draw:style-name="gr30" draw:text-style-name="P14" xml:id="id15" draw:id="id15" draw:layer="layout" svg:width="6.3cm" svg:height="1.9cm" svg:x="14.017cm" svg:y="22cm">
          <text:p text:style-name="P13"><text:span text:style-name="T8">POPULATION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2.9cm" svg:y1="22.9cm" svg:x2="14.017cm" svg:y2="22.95cm" draw:start-shape="id5" draw:start-glue-point="1" draw:end-shape="id15" draw:end-glue-point="3" svg:d="M12900 22900h559v50h558" svg:viewBox="0 0 1118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06T16:15:15.662181860</dc:date>
    <dc:creator>Sergey Budaev</dc:creator>
    <meta:editing-duration>PT3H19M44S</meta:editing-duration>
    <meta:editing-cycles>88</meta:editing-cycles>
    <meta:generator>LibreOffice/5.0.5.2$Linux_X86_64 LibreOffice_project/55b006a02d247b5f7215fc6ea0fde844b30035b3</meta:generator>
    <meta:document-statistic meta:object-count="47"/>
  </office:meta>
</office:document-meta>
</file>